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3.406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-left="0.344cm" fo:padding-right="0.344cm" fo:padding-top="0.159cm" fo:padding-bottom="0.159cm" fo:border="0.05pt solid #dfe2e5"/>
    </style:style>
    <style:style style:name="Tabla1.3" style:family="table-row">
      <style:table-row-properties fo:background-color="#f6f8fa">
        <style:background-image/>
      </style:table-row-properties>
    </style:style>
    <style:style style:name="P1" style:family="paragraph" style:parent-style-name="Heading_20_1"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24292e" style:font-name="apple-system" fo:letter-spacing="normal" fo:font-style="normal" fo:font-weight="bold" officeooo:rsid="0001e7c1" officeooo:paragraph-rsid="0001e7c1"/>
    </style:style>
    <style:style style:name="P3" style:family="paragraph" style:parent-style-name="Heading_20_2">
      <style:paragraph-properties fo:margin-left="0cm" fo:margin-right="0cm" fo:margin-top="0.635cm" fo:margin-bottom="0.423cm" style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4" style:family="paragraph" style:parent-style-name="Heading_20_2">
      <style:paragraph-properties fo:margin-left="0cm" fo:margin-right="0cm" fo:margin-top="0.635cm" fo:margin-bottom="0.423cm" style:contextual-spacing="false" fo:line-height="125%" fo:text-align="justify" style:justify-single-word="false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5" style:family="paragraph" style:parent-style-name="Quotations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-left="0.049cm" fo:padding-right="0cm" fo:padding-top="0cm" fo:padding-bottom="0cm" fo:border-left="0.51pt solid #dfe2e5" fo:border-right="none" fo:border-top="none" fo:border-bottom="none"/>
      <style:text-properties fo:font-variant="normal" fo:text-transform="none" fo:color="#6a737d" style:font-name="apple-system" fo:font-size="12pt" fo:letter-spacing="normal" fo:font-style="normal" fo:font-weight="normal" officeooo:paragraph-rsid="000939d2"/>
    </style:style>
    <style:style style:name="P6" style:family="paragraph" style:parent-style-name="Text_20_body">
      <style:text-properties fo:font-variant="normal" fo:text-transform="none" fo:color="#24292e" style:font-name="apple-system" fo:letter-spacing="normal" fo:font-style="normal" fo:font-weight="bold" officeooo:rsid="0001e7c1" officeooo:paragraph-rsid="0001e7c1"/>
    </style:style>
    <style:style style:name="P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/>
    </style:style>
    <style:style style:name="P8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9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</style:style>
    <style:style style:name="P10" style:family="paragraph" style:parent-style-name="Text_20_body">
      <style:paragraph-properties fo:margin-left="0cm" fo:margin-right="0cm" fo:margin-top="0cm" fo:margin-bottom="0.423cm" style:contextual-spacing="false" fo:text-align="justify" style:justify-single-word="false" fo:orphans="2" fo:widows="2" fo:text-indent="0cm" style:auto-text-indent="false"/>
      <style:text-properties officeooo:paragraph-rsid="00076780"/>
    </style:style>
    <style:style style:name="P1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officeooo:paragraph-rsid="000504fa"/>
    </style:style>
    <style:style style:name="P1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6faa3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/>
      <style:text-properties officeooo:paragraph-rsid="0009a206"/>
    </style:style>
    <style:style style:name="P16" style:family="paragraph" style:parent-style-name="Text_20_body">
      <style:paragraph-properties fo:margin-left="0cm" fo:margin-right="0cm" fo:margin-top="0.635cm" fo:margin-bottom="0cm" style:contextual-spacing="false" fo:line-height="125%" fo:text-align="justify" style:justify-single-word="false" fo:orphans="2" fo:widows="2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line-height="145%" fo:text-align="justify" style:justify-single-word="false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18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19" style:family="paragraph" style:parent-style-name="Preformatted_20_Text">
      <style:paragraph-properties fo:margin-left="0cm" fo:margin-right="0cm" fo:margin-top="0cm" fo:margin-bottom="0cm" style:contextual-spacing="false" fo:line-height="145%" fo:orphans="2" fo:widows="2" fo:text-indent="0cm" style:auto-text-indent="false" fo:background-color="#f6f8fa" fo:padding="0cm" fo:border="none">
        <style:background-image/>
      </style:paragraph-properties>
    </style:style>
    <style:style style:name="P20" style:family="paragraph" style:parent-style-name="Preformatted_20_Text">
      <style:paragraph-properties fo:margin-left="0cm" fo:margin-right="0cm" fo:margin-top="0cm" fo:margin-bottom="0cm" style:contextual-spacing="false" fo:line-height="145%" fo:text-align="justify" style:justify-single-word="false" fo:orphans="2" fo:widows="2" fo:text-indent="0cm" style:auto-text-indent="false" fo:background-color="#f6f8fa" fo:padding="0cm" fo:border="none">
        <style:background-image/>
      </style:paragraph-properties>
    </style:style>
    <style:style style:name="P21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2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fo:letter-spacing="normal"/>
    </style:style>
    <style:style style:name="P23" style:family="paragraph" style:parent-style-name="Preformatted_20_Text">
      <style:paragraph-properties fo:margin-top="0cm" fo:margin-bottom="0cm" style:contextual-spacing="false" fo:line-height="145%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4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25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6a737d" style:font-name="SFMono-Regular" fo:font-size="9.75pt" fo:letter-spacing="normal" fo:font-style="normal" fo:font-weight="normal"/>
    </style:style>
    <style:style style:name="P26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  <style:text-properties fo:font-variant="normal" fo:text-transform="none" fo:color="#032f62" fo:letter-spacing="normal"/>
    </style:style>
    <style:style style:name="P27" style:family="paragraph" style:parent-style-name="Preformatted_20_Text">
      <style:paragraph-properties fo:margin-top="0cm" fo:margin-bottom="0cm" style:contextual-spacing="false" fo:line-height="145%" fo:text-align="justify" style:justify-single-word="false" fo:orphans="2" fo:widows="2" fo:background-color="#f6f8fa" fo:padding="0cm" fo:border="none">
        <style:background-image/>
      </style:paragraph-properties>
    </style:style>
    <style:style style:name="P28" style:family="paragraph" style:parent-style-name="Table_20_Contents">
      <style:paragraph-properties fo:text-align="justify" style:justify-single-word="false"/>
    </style:style>
    <style:style style:name="P29" style:family="paragraph" style:parent-style-name="Table_20_Contents">
      <style:paragraph-properties fo:text-align="justify" style:justify-single-word="false"/>
      <style:text-properties officeooo:paragraph-rsid="0011a545"/>
    </style:style>
    <style:style style:name="P3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text-align="justify" style:justify-single-word="false" fo:text-indent="0cm" style:auto-text-indent="false"/>
    </style:style>
    <style:style style:name="P32" style:family="paragraph" style:parent-style-name="Table_20_Heading">
      <style:text-properties fo:font-weight="bold"/>
    </style:style>
    <style:style style:name="P33" style:family="paragraph" style:parent-style-name="Heading_20_3">
      <style:paragraph-properties fo:margin-left="0cm" fo:margin-right="0cm" fo:margin-top="0.635cm" fo:margin-bottom="0cm" style:contextual-spacing="false" fo:line-height="125%" fo:text-align="justify" style:justify-single-word="false" fo:orphans="2" fo:widows="2" fo:text-indent="0cm" style:auto-text-indent="false"/>
    </style:style>
    <style:style style:name="T1" style:family="text">
      <style:text-properties style:font-name="SFMono-Regular" fo:font-size="9.75pt" fo:font-style="normal" fo:font-weight="normal"/>
    </style:style>
    <style:style style:name="T2" style:family="text">
      <style:text-properties style:font-name="SFMono-Regular" fo:font-size="9.75pt" fo:padding="0cm" fo:border="none"/>
    </style:style>
    <style:style style:name="T3" style:family="text">
      <style:text-properties style:font-name="SFMono-Regular" fo:font-size="9.75pt" style:text-underline-style="solid" style:text-underline-width="auto" style:text-underline-color="font-color" fo:padding="0cm" fo:border="none"/>
    </style:style>
    <style:style style:name="T4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24292e" style:font-name="apple-system" fo:font-size="12pt" fo:letter-spacing="normal" fo:font-style="normal" fo:font-weight="normal" officeooo:rsid="0006faa3"/>
    </style:style>
    <style:style style:name="T6" style:family="text">
      <style:text-properties fo:font-variant="normal" fo:text-transform="none" fo:color="#24292e" style:font-name="apple-system" fo:font-size="12pt" fo:letter-spacing="normal" fo:font-style="normal" fo:font-weight="normal" officeooo:rsid="00076780"/>
    </style:style>
    <style:style style:name="T7" style:family="text">
      <style:text-properties fo:font-variant="normal" fo:text-transform="none" fo:color="#24292e" style:font-name="apple-system" fo:font-size="12pt" fo:letter-spacing="normal" fo:font-style="normal" fo:font-weight="normal" officeooo:rsid="000b8c4a"/>
    </style:style>
    <style:style style:name="T8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9" style:family="text"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 officeooo:rsid="0006faa3" style:font-weight-asian="bold" style:font-weight-complex="bold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 officeooo:rsid="00076780" style:font-weight-asian="bold" style:font-weight-complex="bold"/>
    </style:style>
    <style:style style:name="T12" style:family="text">
      <style:text-properties fo:font-variant="normal" fo:text-transform="none" fo:color="#24292e" style:font-name="apple-system" fo:font-size="9pt" fo:letter-spacing="normal" fo:font-style="normal" fo:font-weight="normal"/>
    </style:style>
    <style:style style:name="T13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14" style:family="text">
      <style:text-properties fo:font-variant="normal" fo:text-transform="none" fo:color="#24292e" style:font-name="SFMono-Regular" fo:font-size="9.75pt" fo:letter-spacing="normal" fo:font-style="normal" fo:font-weight="normal" fo:padding="0cm" fo:border="none"/>
    </style:style>
    <style:style style:name="T15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officeooo:rsid="000885e4" style:text-blinking="false" fo:background-color="transparent" loext:char-shading-value="0"/>
    </style:style>
    <style:style style:name="T17" style:family="text">
      <style:text-properties fo:font-variant="normal" fo:text-transform="none" fo:color="#0366d6" style:text-line-through-style="none" style:text-line-through-type="none" style:font-name="apple-system" fo:letter-spacing="normal" fo:font-style="normal" style:text-underline-style="none" fo:font-weight="bold" style:text-blinking="false" fo:background-color="transparent" loext:char-shading-value="0"/>
    </style:style>
    <style:style style:name="T18" style:family="text">
      <style:text-properties fo:font-variant="normal" fo:text-transform="none" fo:color="#0366d6" style:text-line-through-style="none" style:text-line-through-type="none" style:font-name="SFMono-Regular" fo:font-size="9.75pt" fo:letter-spacing="normal" fo:font-style="normal" style:text-underline-style="none" fo:font-weight="normal" style:text-blinking="false" fo:background-color="transparent" loext:char-shading-value="0" fo:padding="0cm" fo:border="none"/>
    </style:style>
    <style:style style:name="T19" style:family="text">
      <style:text-properties fo:font-variant="normal" fo:text-transform="none" fo:color="#0366d6" style:font-name="apple-system" fo:font-size="12pt" fo:letter-spacing="normal" fo:font-style="normal" style:text-underline-style="solid" style:text-underline-width="auto" style:text-underline-color="font-color" fo:font-weight="normal" fo:background-color="transparent" loext:char-shading-value="0"/>
    </style:style>
    <style:style style:name="T20" style:family="text">
      <style:text-properties fo:font-variant="normal" fo:text-transform="none" fo:color="#6a737d" style:font-name="SFMono-Regular" fo:font-size="9.75pt" fo:letter-spacing="normal" fo:font-style="normal" fo:font-weight="normal"/>
    </style:style>
    <style:style style:name="T21" style:family="text">
      <style:text-properties fo:font-variant="normal" fo:text-transform="none" fo:color="#d73a49" style:font-name="SFMono-Regular" fo:font-size="9.75pt" fo:letter-spacing="normal" fo:font-style="normal" fo:font-weight="normal"/>
    </style:style>
    <style:style style:name="T22" style:family="text">
      <style:text-properties fo:font-variant="normal" fo:text-transform="none" fo:color="#032f62" style:font-name="SFMono-Regular" fo:font-size="9.75pt" fo:letter-spacing="normal" fo:font-style="normal" fo:font-weight="normal"/>
    </style:style>
    <style:style style:name="T23" style:family="text">
      <style:text-properties fo:font-variant="normal" fo:text-transform="none" fo:color="#ff3300" style:font-name="SFMono-Regular" fo:font-size="9.75pt" fo:letter-spacing="normal" fo:font-style="normal" fo:font-weight="normal" fo:padding="0cm" fo:border="none"/>
    </style:style>
    <style:style style:name="T24" style:family="text">
      <style:text-properties fo:font-variant="normal" fo:text-transform="none" fo:color="#ff3300" style:font-name="apple-system" fo:font-size="12pt" fo:letter-spacing="normal" fo:font-style="normal" fo:font-weight="normal"/>
    </style:style>
    <style:style style:name="T25" style:family="text">
      <style:text-properties fo:font-variant="normal" fo:text-transform="none" fo:color="#6f42c1" style:font-name="SFMono-Regular" fo:font-size="9.75pt" fo:letter-spacing="normal" fo:font-style="normal" fo:font-weight="normal"/>
    </style:style>
    <style:style style:name="T26" style:family="text">
      <style:text-properties fo:color="#d73a49"/>
    </style:style>
    <style:style style:name="T27" style:family="text">
      <style:text-properties fo:color="#d73a49" style:font-name="SFMono-Regular" fo:font-size="9.75pt" fo:font-style="normal" fo:font-weight="normal"/>
    </style:style>
    <style:style style:name="T28" style:family="text">
      <style:text-properties fo:color="#6f42c1"/>
    </style:style>
    <style:style style:name="T29" style:family="text">
      <style:text-properties fo:color="#6f42c1" style:font-name="SFMono-Regular" fo:font-size="9.75pt" fo:font-style="normal" fo:font-weight="normal"/>
    </style:style>
    <style:style style:name="T30" style:family="text">
      <style:text-properties fo:color="#032f62"/>
    </style:style>
    <style:style style:name="T31" style:family="text">
      <style:text-properties fo:color="#032f62" style:font-name="SFMono-Regular" fo:font-size="9.75pt" fo:font-style="normal" fo:font-weight="normal"/>
    </style:style>
    <style:style style:name="T32" style:family="text">
      <style:text-properties fo:font-size="9pt"/>
    </style:style>
    <style:style style:name="T33" style:family="text">
      <style:text-properties fo:color="#005cc5" style:font-name="SFMono-Regular" fo:font-size="9.75pt" fo:font-style="normal" fo:font-weight="normal"/>
    </style:style>
    <style:style style:name="T34" style:family="text">
      <style:text-properties fo:color="#e36209"/>
    </style:style>
    <style:style style:name="T35" style:family="text">
      <style:text-properties fo:color="#e36209" style:font-name="SFMono-Regular" fo:font-size="9.75pt" fo:font-style="normal" fo:font-weight="normal"/>
    </style:style>
    <style:style style:name="T36" style:family="text">
      <style:text-properties officeooo:rsid="0002cab8"/>
    </style:style>
    <style:style style:name="T37" style:family="text">
      <style:text-properties officeooo:rsid="00043b2e"/>
    </style:style>
    <style:style style:name="T38" style:family="text">
      <style:text-properties officeooo:rsid="000939d2"/>
    </style:style>
    <style:style style:name="T39" style:family="text">
      <style:text-properties officeooo:rsid="000b8c4a"/>
    </style:style>
    <style:style style:name="T40" style:family="text">
      <style:text-properties officeooo:rsid="000c52aa"/>
    </style:style>
    <style:style style:name="T41" style:family="text">
      <style:text-properties officeooo:rsid="000ca7cd"/>
    </style:style>
    <style:style style:name="T42" style:family="text">
      <style:text-properties officeooo:rsid="000dead8"/>
    </style:style>
    <style:style style:name="T43" style:family="text">
      <style:text-properties officeooo:rsid="000ffa62"/>
    </style:style>
    <style:style style:name="T44" style:family="text">
      <style:text-properties officeooo:rsid="0011a5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<text:a xlink:type="simple" xlink:href="https://github.com/angular/angularfire2/blob/master/docs/4-querying-lists.md">https://github.com/angular/angularfire2/blob/master/docs/4-querying-lists.md</text:a></text:h>
      <text:p text:style-name="P6"/>
      <text:h text:style-name="P1" text:outline-level="1">4. <text:span text:style-name="T36">Consultando</text:span> lists</text:h>
      <text:p text:style-name="P5">La consulta es una característica asesina<text:span text:style-name="T38">(killer)</text:span> de AngularFire2. Puede especificar valores de consulta como observables, y cuando esos observables emiten nuevos valores, la consulta se vuelve a ejecutar automáticamente.</text:p>
      <text:h text:style-name="P3" text:outline-level="2">Creación de una <text:span text:style-name="T37">query</text:span> con valores primitivos / escalares</text:h>
      <text:p text:style-name="P15"><text:span text:style-name="T4">Las consultas se crean especificando un objeto </text:span><text:span text:style-name="Source_20_Text"><text:span text:style-name="T14">query</text:span></text:span><text:span text:style-name="T4"> en las opciones  </text:span><text:span text:style-name="Source_20_Text"><text:span text:style-name="T14">FirebaseListObservable</text:span></text:span><text:span text:style-name="T4">.</text:span></text:p>
      <text:p text:style-name="P19"><text:span text:style-name="T21">const</text:span><text:span text:style-name="T13"> queryObservable </text:span><text:span text:style-name="T21">=</text:span><text:span text:style-name="T13"> db.</text:span><text:span text:style-name="T25">list</text:span><text:span text:style-name="T13">(</text:span><text:span text:style-name="T22">'/items'</text:span><text:span text:style-name="T13">, {</text:span></text:p>
      <text:p text:style-name="P21"><text:s text:c="2"/><text:span text:style-name="T1">query: {</text:span></text:p>
      <text:p text:style-name="P21"><text:s text:c="4"/><text:span text:style-name="T1">orderByChild: </text:span><text:span text:style-name="T31">'size'</text:span><text:span text:style-name="T1">,</text:span></text:p>
      <text:p text:style-name="P21"><text:s text:c="4"/><text:span text:style-name="T1">equalTo: </text:span><text:span text:style-name="T31">'large'</text:span><text:span text:style-name="T1"> </text:span></text:p>
      <text:p text:style-name="P21"><text:s text:c="2"/><text:span text:style-name="T1">}</text:span></text:p>
      <text:p text:style-name="P23">});</text:p>
      <text:p text:style-name="P7"><text:span text:style-name="Strong_20_Emphasis"><text:span text:style-name="T8">Query Options:</text:span></text:span></text:p>
      <table:table table:name="Tabla1" table:style-name="Tabla1">
        <table:table-column table:style-name="Tabla1.A"/>
        <table:table-column table:style-name="Tabla1.B"/>
        <table:table-header-rows>
          <table:table-row table:style-name="Tabla1.1">
            <table:table-cell table:style-name="Tabla1.A1" office:value-type="string">
              <text:p text:style-name="P32">method</text:p>
            </table:table-cell>
            <table:table-cell table:style-name="Tabla1.A1" office:value-type="string">
              <text:p text:style-name="P32">purpose<text:span text:style-name="T37">(proposito)</text:span></text:p>
            </table:table-cell>
          </table:table-row>
        </table:table-header-rows>
        <table:table-row table:style-name="Tabla1.1">
          <table:table-cell table:style-name="Tabla1.A1" office:value-type="string">
            <text:p text:style-name="P31"><text:span text:style-name="Source_20_Text"><text:span text:style-name="T2">orderByChild</text:span></text:span></text:p>
          </table:table-cell>
          <table:table-cell table:style-name="Tabla1.A1" office:value-type="string">
            <text:p text:style-name="P30"><text:span text:style-name="T4">Especifi</text:span><text:span text:style-name="T7">ca</text:span><text:span text:style-name="T4"> un </text:span><text:span text:style-name="T7">hijo </text:span><text:span text:style-name="T4">para ordenar por.</text:span></text:p>
          </table:table-cell>
        </table:table-row>
        <table:table-row table:style-name="Tabla1.3">
          <table:table-cell table:style-name="Tabla1.A1" office:value-type="string">
            <text:p text:style-name="P31"><text:span text:style-name="Source_20_Text"><text:span text:style-name="T2">orderByKey</text:span></text:span></text:p>
          </table:table-cell>
          <table:table-cell table:style-name="Tabla1.A1" office:value-type="string">
            <text:p text:style-name="P29">Boolean a ordenar por las <text:span text:style-name="T39">keys </text:span>de Database <text:s/>de Firebase.</text:p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31"><text:span text:style-name="Source_20_Text"><text:span text:style-name="T2">OrderByValue</text:span></text:span></text:p>
          </table:table-cell>
          <table:table-cell table:style-name="Tabla1.A1" office:value-type="string">
            <text:p text:style-name="P29">Especifi<text:span text:style-name="T40">ca</text:span> un valor para ordenar por.</text:p>
            <text:p text:style-name="P29"/>
          </table:table-cell>
        </table:table-row>
        <table:table-row table:style-name="Tabla1.3">
          <table:table-cell table:style-name="Tabla1.A1" office:value-type="string">
            <text:p text:style-name="P31"><text:span text:style-name="del"><text:span text:style-name="Source_20_Text"><text:span text:style-name="T3">orderByPriority</text:span></text:span></text:span><text:span text:style-name="T32">1</text:span></text:p>
          </table:table-cell>
          <table:table-cell table:style-name="Tabla1.A1" office:value-type="string">
            <text:p text:style-name="P29">Boolean para ordenar por prioridad de base de datos Firebase.</text:p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31"><text:span text:style-name="Source_20_Text"><text:span text:style-name="T2">equalTo</text:span></text:span><text:span text:style-name="T32">2</text:span></text:p>
          </table:table-cell>
          <table:table-cell table:style-name="Tabla1.A1" office:value-type="string">
            <text:p text:style-name="P29">Limitar la lista a los elementos<text:span text:style-name="T41">(items)</text:span> que contienen cierto valor.</text:p>
            <text:p text:style-name="P29"/>
          </table:table-cell>
        </table:table-row>
        <table:table-row table:style-name="Tabla1.3">
          <table:table-cell table:style-name="Tabla1.A1" office:value-type="string">
            <text:p text:style-name="P31"><text:span text:style-name="Source_20_Text"><text:span text:style-name="T2">limitToFirst</text:span></text:span></text:p>
          </table:table-cell>
          <table:table-cell table:style-name="Tabla1.A1" office:value-type="string">
            <text:p text:style-name="P28"/>
            <text:p text:style-name="P28"><text:soft-page-break/>Establece el número máximo de elementos a <text:span text:style-name="T42">retornar </text:span>desde el principio de la lista ordenada de resultados.</text:p>
          </table:table-cell>
        </table:table-row>
        <table:table-row table:style-name="Tabla1.1">
          <table:table-cell table:style-name="Tabla1.A1" office:value-type="string">
            <text:p text:style-name="P31"><text:span text:style-name="Source_20_Text"><text:span text:style-name="T2">limitToLast</text:span></text:span></text:p>
          </table:table-cell>
          <table:table-cell table:style-name="Tabla1.A1" office:value-type="string">
            <text:p text:style-name="P29">Establece el número máximo de elementos a <text:span text:style-name="T43">retornar </text:span>desde el final de la lista ordenada de resultados.</text:p>
            <text:p text:style-name="P29"/>
          </table:table-cell>
        </table:table-row>
        <table:table-row table:style-name="Tabla1.3">
          <table:table-cell table:style-name="Tabla1.A1" office:value-type="string">
            <text:p text:style-name="P31"><text:span text:style-name="Source_20_Text"><text:span text:style-name="T2">startAt</text:span></text:span><text:span text:style-name="T32">2</text:span></text:p>
          </table:table-cell>
          <table:table-cell table:style-name="Tabla1.A1" office:value-type="string">
            <text:p text:style-name="P29"><text:span text:style-name="T43">Retorna </text:span>elementos mayores o iguales a la <text:span text:style-name="T43">key</text:span> o <text:span text:style-name="T43">value</text:span> especificad<text:span text:style-name="T43">a</text:span>, dependiendo del método order-by elegido.</text:p>
            <text:p text:style-name="P29"/>
          </table:table-cell>
        </table:table-row>
        <table:table-row table:style-name="Tabla1.1">
          <table:table-cell table:style-name="Tabla1.A1" office:value-type="string">
            <text:p text:style-name="P31"><text:span text:style-name="Source_20_Text"><text:span text:style-name="T2">endAt</text:span></text:span><text:span text:style-name="T32">2</text:span></text:p>
          </table:table-cell>
          <table:table-cell table:style-name="Tabla1.A1" office:value-type="string">
            <text:p text:style-name="P29"><text:span text:style-name="T44">Retorna </text:span>elementos inferiores o iguales a la <text:span text:style-name="T43">key</text:span> o <text:span text:style-name="T43">value</text:span> especificad<text:span text:style-name="T43">a</text:span>, dependiendo del método order-by elegido.</text:p>
          </table:table-cell>
        </table:table-row>
      </table:table>
      <text:p text:style-name="P11"><text:span text:style-name="T4"/></text:p>
      <text:p text:style-name="P13"><text:span text:style-name="T12">1 </text:span><text:a xlink:type="simple" xlink:href="https://youtu.be/3WTQZV5-roY?t=3m"><text:span text:style-name="T19">Esta es la vieja forma de hacer las cosas y ya no se recomienda su uso</text:span></text:a><text:span text:style-name="T4"> . Cualquier cosa que usted </text:span><text:span text:style-name="T5">podía </text:span><text:span text:style-name="T4">lograr con </text:span><text:span text:style-name="Source_20_Text"><text:span text:style-name="T14">orderByPriority </text:span></text:span><text:span text:style-name="T4">usted debe hacer</text:span><text:span text:style-name="T5">lo</text:span><text:span text:style-name="T4"> con </text:span><text:span text:style-name="Source_20_Text"><text:span text:style-name="T14">orderByChild</text:span></text:span><text:span text:style-name="T4">.</text:span></text:p>
      <text:p text:style-name="P14"><text:span text:style-name="T12">2</text:span><text:span text:style-name="T4"> El SDK </text:span><text:span text:style-name="T5">de </text:span><text:span text:style-name="T4">Firebase soporta </text:span><text:span text:style-name="T5">de forma</text:span><text:span text:style-name="T4"> opcional </text:span><text:span text:style-name="Source_20_Text"><text:span text:style-name="T14">key </text:span></text:span><text:span text:style-name="T4">de parámetros para </text:span><text:a xlink:type="simple" xlink:href="https://firebase.google.com/docs/reference/js/firebase.database.Reference#startAt"><text:span text:style-name="Source_20_Text"><text:span text:style-name="T18">startAt</text:span></text:span></text:a><text:span text:style-name="T4">, </text:span><text:a xlink:type="simple" xlink:href="https://firebase.google.com/docs/reference/js/firebase.database.Reference#endAt"><text:span text:style-name="Source_20_Text">endAt</text:span></text:a><text:span text:style-name="Source_20_Text"><text:span text:style-name="T18"> </text:span></text:span><text:span text:style-name="T4">y </text:span><text:a xlink:type="simple" xlink:href="https://firebase.google.com/docs/reference/js/firebase.database.Reference#equalTo"><text:span text:style-name="Source_20_Text">equalTo</text:span></text:a><text:span text:style-name="Source_20_Text"><text:span text:style-name="T18"> </text:span></text:span><text:span text:style-name="T4">en el </text:span><text:span text:style-name="T5">ordenamiento </text:span><text:span text:style-name="T4">por el </text:span><text:span text:style-name="T5">hijo(</text:span><text:span text:style-name="T10">child</text:span><text:span text:style-name="T5">)</text:span><text:span text:style-name="T4">, valor</text:span><text:span text:style-name="T5">(</text:span><text:span text:style-name="T10">value</text:span><text:span text:style-name="T5">)</text:span><text:span text:style-name="T4"> o prioridad</text:span><text:span text:style-name="T5">(</text:span><text:span text:style-name="T10">priority</text:span><text:span text:style-name="T5">)</text:span><text:span text:style-name="T4">. Puede especificar el parámetro </text:span><text:span text:style-name="Source_20_Text"><text:span text:style-name="T14">key </text:span></text:span><text:span text:style-name="T4">utilizando un </text:span><text:span text:style-name="T5">objeto </text:span><text:span text:style-name="T4">literal que contenga el </text:span><text:span text:style-name="Source_20_Text"><text:span text:style-name="T14">value </text:span></text:span><text:span text:style-name="T4">y el </text:span><text:span text:style-name="Source_20_Text"><text:span text:style-name="T14">key</text:span></text:span><text:span text:style-name="T4">. Por ejemplo: </text:span><text:span text:style-name="Source_20_Text"><text:span text:style-name="T14">startAt: { value: 'some-value', key: 'some-key' }</text:span></text:span><text:span text:style-name="T4">.</text:span></text:p>
      <text:p text:style-name="P13"><text:span text:style-name="T4"/></text:p>
      <text:h text:style-name="P3" text:outline-level="2">Combinaciones de consultas no válidas</text:h>
      <text:p text:style-name="P12"><text:span text:style-name="Strong_20_Emphasis"><text:span text:style-name="T8">Las consultas sólo se pueden ordenar por un método. </text:span></text:span><text:span text:style-name="T4">Esto significa que sólo puede especificar </text:span><text:span text:style-name="Source_20_Text"><text:span text:style-name="T23">orderByChild</text:span></text:span><text:span text:style-name="T24">, </text:span><text:span text:style-name="Source_20_Text"><text:span text:style-name="T23">orderByKey</text:span></text:span><text:span text:style-name="T24">, </text:span><text:span text:style-name="Source_20_Text"><text:span text:style-name="T23">orderByPriority</text:span></text:span><text:span text:style-name="T24">, or </text:span><text:span text:style-name="Source_20_Text"><text:span text:style-name="T23">orderByValue</text:span></text:span><text:span text:style-name="T24">.</text:span></text:p>
      <text:p text:style-name="P11"><text:span text:style-name="T4"/></text:p>
      <text:p text:style-name="P18">// ADVERTENCIA: No copiar y pegar. ¡Esto no funcionará!</text:p>
      <text:p text:style-name="P23"><text:span text:style-name="T26">const</text:span> queryObservable <text:span text:style-name="T26">=</text:span> db.<text:span text:style-name="T28">list</text:span>(<text:span text:style-name="T30">'/items'</text:span>, {</text:p>
      <text:p text:style-name="P21"><text:s text:c="2"/><text:span text:style-name="T1">query: {</text:span></text:p>
      <text:p text:style-name="P21"><text:s text:c="4"/><text:span text:style-name="T1">orderByChild: </text:span><text:span text:style-name="T31">'size'</text:span><text:span text:style-name="T1">,</text:span></text:p>
      <text:p text:style-name="P21"><text:s text:c="4"/><text:span text:style-name="T1">equalTo: </text:span><text:span text:style-name="T31">'large'</text:span><text:span text:style-name="T1">,</text:span></text:p>
      <text:p text:style-name="P21"><text:s text:c="4"/><text:span text:style-name="T1">orderByKey: </text:span><text:span text:style-name="T33">true</text:span><text:span text:style-name="T1">,</text:span></text:p>
      <text:p text:style-name="P21"><text:s text:c="2"/><text:span text:style-name="T1">}</text:span></text:p>
      <text:p text:style-name="P23">});</text:p>
      <text:p text:style-name="P11"><text:span text:style-name="T4">Sólo puede utilizar </text:span><text:span text:style-name="Source_20_Text"><text:span text:style-name="T14">limitToFirst </text:span></text:span><text:span text:style-name="T4">o </text:span><text:span text:style-name="Source_20_Text"><text:span text:style-name="T14">limitToLast</text:span></text:span><text:span text:style-name="T4">, pero no ambos en combinación.</text:span></text:p>
      <text:p text:style-name="P18">// ADVERTENCIA: No copiar y pegar. ¡Esto no funcionará!</text:p>
      <text:p text:style-name="P23"><text:span text:style-name="T26">const</text:span> queryObservable <text:span text:style-name="T26">=</text:span> db.<text:span text:style-name="T28">list</text:span>(<text:span text:style-name="T30">'/items'</text:span>, {</text:p>
      <text:p text:style-name="P21"><text:s text:c="2"/><text:span text:style-name="T1">query: {</text:span></text:p>
      <text:p text:style-name="P21"><text:s text:c="4"/><text:span text:style-name="T1">limitToFirst: </text:span><text:span text:style-name="T33">10</text:span><text:span text:style-name="T1">,</text:span></text:p>
      <text:p text:style-name="P21"><text:soft-page-break/><text:s text:c="4"/><text:span text:style-name="T1">limitToLast: </text:span><text:span text:style-name="T33">100</text:span><text:span text:style-name="T1">,</text:span></text:p>
      <text:p text:style-name="P21"><text:s text:c="2"/><text:span text:style-name="T1">}</text:span></text:p>
      <text:p text:style-name="P23">});</text:p>
      <text:h text:style-name="P4" text:outline-level="2">Creación de una consulta con valores observables</text:h>
      <text:p text:style-name="P9"><text:span text:style-name="T4">En lugar de especificar valores regulares, los observables se pueden utilizar para volver a ejecutar dinámicamente las consultas cuando el observable emite un nuevo valor.</text:span></text:p>
      <text:p text:style-name="P8">Esta es la magia de AngularFire2.</text:p>
      <text:p text:style-name="P10"><text:span text:style-name="T4">Un </text:span><text:span text:style-name="T11">subject</text:span><text:span text:style-name="T9"> RxJS </text:span><text:span text:style-name="T6">es</text:span><text:span text:style-name="T4"> importa</text:span><text:span text:style-name="T6">do</text:span><text:span text:style-name="T4"> a continuación. Un sujeto es como un observable, pero puede </text:span><text:span text:style-name="T6">hacer</text:span><text:span text:style-name="T4"> multicast a muchos observadores. Los </text:span><text:span text:style-name="T11">subject</text:span><text:span text:style-name="T4"> son como EventEmitters: mantienen un registro de muchos oyentes. Consulte, </text:span><text:a xlink:type="simple" xlink:href="http://reactivex.io/rxjs/manual/overview.html#subject"><text:span text:style-name="T15">¿Qué es un </text:span></text:a><text:a xlink:type="simple" xlink:href="http://reactivex.io/rxjs/manual/overview.html#subject"><text:span text:style-name="T16">subject </text:span></text:a><text:span text:style-name="T4">para obtener más información?</text:span></text:p>
      <text:p text:style-name="P20"><text:span text:style-name="T21">const</text:span><text:span text:style-name="T13"> subject </text:span><text:span text:style-name="T21">=</text:span><text:span text:style-name="T13"> </text:span><text:span text:style-name="T21">new</text:span><text:span text:style-name="T13"> </text:span><text:span text:style-name="T25">Subject</text:span><text:span text:style-name="T13">(); </text:span><text:span text:style-name="T20">// import {Subject} from 'rxjs/Subject';</text:span></text:p>
      <text:p text:style-name="P24"><text:span text:style-name="T26">const</text:span> queryObservable <text:span text:style-name="T26">=</text:span> db.<text:span text:style-name="T28">list</text:span>(<text:span text:style-name="T30">'/items'</text:span>, {</text:p>
      <text:p text:style-name="P22"><text:s text:c="2"/><text:span text:style-name="T1">query: {</text:span></text:p>
      <text:p text:style-name="P22"><text:s text:c="4"/><text:span text:style-name="T1">orderByChild: </text:span><text:span text:style-name="T31">'size'</text:span><text:span text:style-name="T1">,</text:span></text:p>
      <text:p text:style-name="P22"><text:s text:c="4"/><text:span text:style-name="T1">equalTo: subject </text:span></text:p>
      <text:p text:style-name="P22"><text:s text:c="2"/><text:span text:style-name="T1">}</text:span></text:p>
      <text:p text:style-name="P24">});</text:p>
      <text:p text:style-name="P27"/>
      <text:p text:style-name="P25">// subscribe to changes</text:p>
      <text:p text:style-name="P24">queryObservable.<text:span text:style-name="T28">subscribe</text:span>(<text:span text:style-name="T34">queriedItems</text:span> <text:span text:style-name="T26">=&gt;</text:span> {</text:p>
      <text:p text:style-name="P22"><text:s text:c="2"/><text:span text:style-name="T33">console</text:span><text:span text:style-name="T1">.</text:span><text:span text:style-name="T33">log</text:span><text:span text:style-name="T1">(queriedItems); <text:s/></text:span></text:p>
      <text:p text:style-name="P24">});</text:p>
      <text:p text:style-name="P27"/>
      <text:p text:style-name="P25">// trigger the query</text:p>
      <text:p text:style-name="P24">subject.<text:span text:style-name="T28">next</text:span>(<text:span text:style-name="T30">'large'</text:span>);</text:p>
      <text:p text:style-name="P27"/>
      <text:p text:style-name="P25">// re-trigger the query!!!</text:p>
      <text:p text:style-name="P24">subject.<text:span text:style-name="T28">next</text:span>(<text:span text:style-name="T30">'small'</text:span>);</text:p>
      <text:p text:style-name="P9"><text:span text:style-name="Strong_20_Emphasis"><text:span text:style-name="T8">Ejemplo de aplicación:</text:span></text:span></text:p>
      <text:p text:style-name="P20"><text:span text:style-name="T21">import</text:span><text:span text:style-name="T13"> { Component } </text:span><text:span text:style-name="T21">from</text:span><text:span text:style-name="T13"> </text:span><text:span text:style-name="T22">'@angular/core'</text:span><text:span text:style-name="T13">;</text:span></text:p>
      <text:p text:style-name="P24"><text:soft-page-break/><text:span text:style-name="T26">import</text:span> { AngularFireDatabase, FirebaseListObservable, FirebaseObjectObservable } <text:span text:style-name="T26">from</text:span> <text:span text:style-name="T30">'angularfire2/database'</text:span>;</text:p>
      <text:p text:style-name="P24"><text:span text:style-name="T26">import</text:span> { Subject } <text:span text:style-name="T26">from</text:span> <text:span text:style-name="T30">'rxjs/Subject'</text:span>;</text:p>
      <text:p text:style-name="P27"/>
      <text:p text:style-name="P24">@<text:span text:style-name="T28">Component</text:span>({</text:p>
      <text:p text:style-name="P22"><text:s text:c="2"/><text:span text:style-name="T1">selector: </text:span><text:span text:style-name="T31">'app-root'</text:span><text:span text:style-name="T1">,</text:span></text:p>
      <text:p text:style-name="P22"><text:s text:c="2"/><text:span text:style-name="T1">template: </text:span><text:span text:style-name="T31">`</text:span></text:p>
      <text:p text:style-name="P26"><text:s text:c="2"/><text:span text:style-name="T1">&lt;ul&gt;</text:span></text:p>
      <text:p text:style-name="P26"><text:s text:c="4"/><text:span text:style-name="T1">&lt;li *ngFor="let item of items | async"&gt;</text:span></text:p>
      <text:p text:style-name="P26"><text:s text:c="6"/><text:span text:style-name="T1">{{ item.text }}</text:span></text:p>
      <text:p text:style-name="P26"><text:s text:c="4"/><text:span text:style-name="T1">&lt;/li&gt;</text:span></text:p>
      <text:p text:style-name="P26"><text:s text:c="2"/><text:span text:style-name="T1">&lt;/ul&gt;</text:span></text:p>
      <text:p text:style-name="P26"><text:s text:c="2"/><text:span text:style-name="T1">&lt;div&gt;</text:span></text:p>
      <text:p text:style-name="P26"><text:s text:c="4"/><text:span text:style-name="T1">&lt;h4&gt;Filter by size&lt;/h4&gt;</text:span></text:p>
      <text:p text:style-name="P26"><text:s text:c="4"/><text:span text:style-name="T1">&lt;button (click)="filterBy('small')"&gt;Small&lt;/button&gt;</text:span></text:p>
      <text:p text:style-name="P26"><text:s text:c="4"/><text:span text:style-name="T1">&lt;button (click)="filterBy('medium')"&gt;Medium&lt;/button&gt;</text:span></text:p>
      <text:p text:style-name="P26"><text:s text:c="4"/><text:span text:style-name="T1">&lt;button (click)="filterBy('large')"&gt;Large&lt;/button&gt;</text:span></text:p>
      <text:p text:style-name="P26"><text:s text:c="2"/><text:span text:style-name="T1">&lt;/div&gt;</text:span></text:p>
      <text:p text:style-name="P22"><text:span text:style-name="T30"><text:s text:c="2"/></text:span><text:span text:style-name="T31">`</text:span><text:span text:style-name="T1">,</text:span></text:p>
      <text:p text:style-name="P24">})</text:p>
      <text:p text:style-name="P24"><text:span text:style-name="T26">export</text:span> <text:span text:style-name="T26">class</text:span> <text:span text:style-name="T28">AppComponent</text:span> {</text:p>
      <text:p text:style-name="P22"><text:s text:c="2"/><text:span text:style-name="T1">items</text:span><text:span text:style-name="T27">:</text:span><text:span text:style-name="T1"> </text:span><text:span text:style-name="T29">FirebaseListObservable</text:span><text:span text:style-name="T1">&lt;</text:span><text:span text:style-name="T33">any</text:span><text:span text:style-name="T1">[]&gt;;</text:span></text:p>
      <text:p text:style-name="P22"><text:s text:c="2"/><text:span text:style-name="T1">sizeSubject</text:span><text:span text:style-name="T27">:</text:span><text:span text:style-name="T1"> </text:span><text:span text:style-name="T29">Subject</text:span><text:span text:style-name="T1">&lt;</text:span><text:span text:style-name="T33">any</text:span><text:span text:style-name="T1">&gt;;</text:span></text:p>
      <text:p text:style-name="P22"><text:s text:c="2"/></text:p>
      <text:p text:style-name="P22"><text:s text:c="2"/><text:span text:style-name="T27">constructor</text:span><text:span text:style-name="T1">(</text:span><text:span text:style-name="T35">db</text:span><text:span text:style-name="T27">:</text:span><text:span text:style-name="T1"> </text:span><text:span text:style-name="T29">AngularFireDatabase</text:span><text:span text:style-name="T1">) {</text:span></text:p>
      <text:p text:style-name="P22"><text:s text:c="4"/><text:span text:style-name="T33">this</text:span><text:span text:style-name="T1">.sizeSubject </text:span><text:span text:style-name="T27">=</text:span><text:span text:style-name="T1"> </text:span><text:span text:style-name="T27">new</text:span><text:span text:style-name="T1"> </text:span><text:span text:style-name="T29">Subject</text:span><text:span text:style-name="T1">();</text:span></text:p>
      <text:p text:style-name="P22"><text:s text:c="4"/><text:span text:style-name="T33">this</text:span><text:span text:style-name="T1">.items </text:span><text:span text:style-name="T27">=</text:span><text:span text:style-name="T1"> db.</text:span><text:span text:style-name="T29">list</text:span><text:span text:style-name="T1">(</text:span><text:span text:style-name="T31">'/items'</text:span><text:span text:style-name="T1">, {</text:span></text:p>
      <text:p text:style-name="P22"><text:s text:c="6"/><text:span text:style-name="T1">query: {</text:span></text:p>
      <text:p text:style-name="P22"><text:s text:c="8"/><text:span text:style-name="T1">orderByChild: </text:span><text:span text:style-name="T31">'size'</text:span><text:span text:style-name="T1">,</text:span></text:p>
      <text:p text:style-name="P22"><text:s text:c="8"/><text:span text:style-name="T1">equalTo: </text:span><text:span text:style-name="T33">this</text:span><text:span text:style-name="T1">.sizeSubject</text:span></text:p>
      <text:p text:style-name="P22"><text:s text:c="6"/><text:span text:style-name="T1">}</text:span></text:p>
      <text:p text:style-name="P22"><text:s text:c="4"/><text:span text:style-name="T1">});</text:span></text:p>
      <text:p text:style-name="P22"><text:s text:c="2"/><text:span text:style-name="T1">}</text:span></text:p>
      <text:p text:style-name="P22"><text:s text:c="2"/><text:span text:style-name="T1">filterBy(</text:span><text:span text:style-name="T35">size</text:span><text:span text:style-name="T27">:</text:span><text:span text:style-name="T1"> </text:span><text:span text:style-name="T33">string</text:span><text:span text:style-name="T1">) {</text:span></text:p>
      <text:p text:style-name="P22"><text:s text:c="4"/><text:span text:style-name="T33">this</text:span><text:span text:style-name="T1">.sizeSubject.</text:span><text:span text:style-name="T29">next</text:span><text:span text:style-name="T1">(size); </text:span></text:p>
      <text:p text:style-name="P22"><text:s text:c="2"/><text:span text:style-name="T1">}</text:span></text:p>
      <text:p text:style-name="P24">}</text:p>
      <text:p text:style-name="P9"><text:span text:style-name="T4">+ </text:span><text:span text:style-name="Strong_20_Emphasis"><text:span text:style-name="T8">Para ejecutar el ejemplo anterior como es, necesita tener datos de ejemplo en su base de datos firebase con la siguiente estructura: "</text:span></text:span></text:p>
      <text:p text:style-name="P17"><text:soft-page-break/><text:s text:c="2"/><text:span text:style-name="T27">-|</text:span><text:span text:style-name="T1">items</text:span></text:p>
      <text:p text:style-name="P22"><text:s text:c="6"/><text:span text:style-name="T27">-|</text:span><text:span text:style-name="T1">item1</text:span></text:p>
      <text:p text:style-name="P22"><text:s text:c="10"/><text:span text:style-name="T27">-|</text:span><text:span text:style-name="T1">size: small</text:span></text:p>
      <text:p text:style-name="P22"><text:s text:c="10"/><text:span text:style-name="T27">-|</text:span><text:span text:style-name="T1">text: sample small text</text:span></text:p>
      <text:p text:style-name="P22"><text:s text:c="6"/><text:span text:style-name="T27">-|</text:span><text:span text:style-name="T1">item2</text:span></text:p>
      <text:p text:style-name="P22"><text:s text:c="10"/><text:span text:style-name="T27">-|</text:span><text:span text:style-name="T1">size: medium</text:span></text:p>
      <text:p text:style-name="P22"><text:s text:c="10"/><text:span text:style-name="T27">-|</text:span><text:span text:style-name="T1">text: sample medium text</text:span></text:p>
      <text:p text:style-name="P22"><text:s text:c="6"/><text:span text:style-name="T27">-|</text:span><text:span text:style-name="T1">item3</text:span></text:p>
      <text:p text:style-name="P22"><text:s text:c="10"/><text:span text:style-name="T27">-|</text:span><text:span text:style-name="T1">size: large</text:span></text:p>
      <text:p text:style-name="P22"><text:s text:c="10"/><text:span text:style-name="T27">-|</text:span><text:span text:style-name="T1">text: sample large text <text:s text:c="3"/></text:span></text:p>
      <text:h text:style-name="P33" text:outline-level="3"><text:a xlink:type="simple" xlink:href="https://github.com/angular/angularfire2/blob/master/docs/5-user-authentication.md"><text:span text:style-name="T17">Siguiente paso: Autenticación del usuario</text:span></text:a></text:h>
      <text:p text:style-name="P16"><text:span text:style-name="T17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6:26:01.197713206</meta:creation-date>
    <dc:date>2017-08-30T16:47:25.330155078</dc:date>
    <meta:editing-duration>PT20M25S</meta:editing-duration>
    <meta:editing-cycles>18</meta:editing-cycles>
    <meta:generator>LibreOffice/4.2.8.2$Linux_X86_64 LibreOffice_project/420m0$Build-2</meta:generator>
    <meta:document-statistic meta:table-count="1" meta:image-count="0" meta:object-count="0" meta:page-count="5" meta:paragraph-count="120" meta:word-count="611" meta:character-count="4695" meta:non-whitespace-character-count="3956"/>
  </office:meta>
</office:document-meta>
</file>